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2" svg:font-family="'Courier New'" style:font-adornments="斜體" style:font-family-generic="modern" style:font-pitch="fixed"/>
    <style:font-face style:name="Courier New3" svg:font-family="'Courier New'" style:font-adornments="標準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4792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2" style:family="table-row">
      <style:table-row-properties style:min-row-height="0.3319in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表格1" style:family="table">
      <style:table-properties style:width="6.1146in" fo:margin-left="0.1188in" fo:margin-right="0.459in" table:align="margins"/>
    </style:style>
    <style:style style:name="表格1.A" style:family="table-column">
      <style:table-column-properties style:column-width="2.9576in" style:rel-column-width="4259*"/>
    </style:style>
    <style:style style:name="表格1.B" style:family="table-column">
      <style:table-column-properties style:column-width="1.6354in" style:rel-column-width="2355*"/>
    </style:style>
    <style:style style:name="表格1.C" style:family="table-column">
      <style:table-column-properties style:column-width="1.5215in" style:rel-column-width="2191*"/>
    </style:style>
    <style:style style:name="表格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表格1.C1" style:family="table-cell">
      <style:table-cell-properties style:vertical-align="middle" style:border-line-width="0.0007in 0.0347in 0.0007in" fo:padding="0.0194in" fo:border="0.0361in double #808080"/>
    </style:style>
    <style:style style:name="表格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表格1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2" style:family="paragraph" style:parent-style-name="Text_20_body_20_indent">
      <style:text-properties style:font-name="Times New Roman" fo:language="en" fo:country="none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Heading_20_4" style:master-page-name="">
      <style:paragraph-properties fo:margin-top="0.1665in" fo:margin-bottom="0.0835in" style:page-number="auto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able" style:master-page-name="">
      <style:paragraph-properties fo:margin-top="0.1665in" fo:margin-bottom="0.0835in" style:page-number="auto" fo:break-before="auto" fo:break-after="auto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9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 style:page-number="auto"/>
    </style:style>
    <style:style style:name="P10" style:family="paragraph" style:parent-style-name="Text_20_body">
      <style:paragraph-properties fo:margin-top="0.1665in" fo:margin-bottom="0.0835in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1" style:family="paragraph" style:parent-style-name="Text_20_body">
      <style:paragraph-properties fo:margin-top="0in" fo:margin-bottom="0.0835in" fo:text-align="start" style:justify-single-word="false"/>
    </style:style>
    <style:style style:name="P12" style:family="paragraph" style:parent-style-name="Text_20_body">
      <style:paragraph-properties fo:margin-top="0in" fo:margin-bottom="0.0835in"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>
      <style:text-properties style:language-asian="zh" style:country-asian="TW"/>
    </style:style>
    <style:style style:name="T3" style:family="text">
      <style:text-properties fo:font-variant="normal" fo:text-transform="none" fo:color="#000000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Courier New1" fo:font-size="12pt" fo:letter-spacing="normal" fo:font-style="normal" fo:font-weight="normal"/>
    </style:style>
    <style:style style:name="T5" style:family="text">
      <style:text-properties style:font-name="Courier New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lumnchildren</text:h>
      <text:p text:style-name="P2"><text:span text:style-name="T3">Child of Columnchildren only can be </text:span><text:span text:style-name="T4">Panel</text:span><text:span text:style-name="T3">.</text:span> </text:p>
      <text:p text:style-name="Text_20_body_20_indent"><draw:frame draw:style-name="fr1" draw:name="圖形1" text:anchor-type="paragraph" svg:width="5.1783in" svg:height="2.8244in" draw:z-index="0"><draw:image xlink:href="../images/ColumnLayout.PNG" xlink:type="simple" xlink:show="embed" xlink:actuate="onLoad"/></draw:frame></text:p>
      <text:p text:style-name="P1"/>
      <text:p text:style-name="Code">&lt;columnlayout&gt;</text:p>
      <text:p text:style-name="Code"><text:tab/>&lt;columnchildren width="30%" style="padding: 5px"&gt;</text:p>
      <text:p text:style-name="Code"><text:tab/><text:tab/>&lt;panel height="100px" style="margin-bottom:10px"</text:p>
      <text:p text:style-name="Code"><text:tab/><text:tab/><text:tab/>title="column1-1" border="normal" maximizable="true" collapsible="true"&gt;</text:p>
      <text:p text:style-name="Code"><text:tab/><text:tab/><text:tab/>&lt;panelchildren&gt;Panel&lt;/panelchildren&gt;</text:p>
      <text:p text:style-name="Code"><text:tab/><text:tab/>&lt;/panel&gt;</text:p>
      <text:p text:style-name="Code"><text:tab/><text:tab/>&lt;panel height="100px" framable="true" title="column1-2"</text:p>
      <text:p text:style-name="Code"><text:tab/><text:tab/><text:tab/>border="normal" maximizable="true" style="margin-bottom:10px"&gt;</text:p>
      <text:p text:style-name="Code"><text:tab/><text:tab/><text:tab/>&lt;panelchildren&gt;Panel&lt;/panelchildren&gt;</text:p>
      <text:p text:style-name="Code"><text:tab/><text:tab/>&lt;/panel&gt;</text:p>
      <text:p text:style-name="Code"><text:tab/><text:tab/>&lt;panel height="100px" title="column1-3" border="normal" closable="true"&gt;</text:p>
      <text:p text:style-name="Code"><text:tab/><text:tab/><text:tab/>&lt;panelchildren&gt;Panel&lt;/panelchildren&gt;</text:p>
      <text:p text:style-name="Code"><text:tab/><text:tab/>&lt;/panel&gt;</text:p>
      <text:p text:style-name="Code"><text:tab/>&lt;/columnchildren&gt;</text:p>
      <text:p text:style-name="Code"><text:tab/>&lt;columnchildren width="40%" style="padding: 10px"&gt;</text:p>
      <text:p text:style-name="Code"><text:tab/><text:tab/>&lt;panel title="Data" maximizable="true" border="normal" style="margin-bottom:10px"&gt;</text:p>
      <text:p text:style-name="Code"><text:tab/><text:tab/><text:tab/>&lt;panelchildren&gt;</text:p>
      <text:p text:style-name="Code"><text:tab/><text:tab/><text:tab/><text:tab/>&lt;grid fixedLayout="true" style="border:0px" height="100%"&gt;</text:p>
      <text:p text:style-name="Code"><text:tab/><text:tab/><text:tab/><text:tab/><text:tab/>&lt;columns&gt;</text:p>
      <text:p text:style-name="Code"><text:tab/><text:tab/><text:tab/><text:tab/><text:tab/><text:tab/>&lt;column label="category" /&gt;</text:p>
      <text:p text:style-name="Code"><text:tab/><text:tab/><text:tab/><text:tab/><text:tab/><text:tab/>&lt;column label="value" /&gt;</text:p>
      <text:p text:style-name="Code"><text:tab/><text:tab/><text:tab/><text:tab/><text:tab/>&lt;/columns&gt;</text:p>
      <text:p text:style-name="Code"><text:tab/><text:tab/><text:tab/><text:tab/><text:tab/>&lt;rows&gt;</text:p>
      <text:p text:style-name="Code"><text:tab/><text:tab/><text:tab/><text:tab/><text:tab/><text:tab/>&lt;row&gt;</text:p>
      <text:p text:style-name="Code"><text:tab/><text:tab/><text:tab/><text:tab/><text:tab/><text:tab/><text:tab/>&lt;label id="c0" value="C/C++" /&gt;</text:p>
      <text:p text:style-name="Code"><text:tab/><text:tab/><text:tab/><text:tab/><text:tab/><text:tab/><text:tab/>&lt;decimalbox id="v0" value="21.2"</text:p>
      <text:p text:style-name="Code"><text:tab/><text:tab/><text:tab/><text:tab/><text:tab/><text:tab/><text:tab/><text:tab/>constraint="no empty" onChange="update(0)" /&gt;</text:p>
      <text:p text:style-name="Code"><text:tab/><text:tab/><text:tab/><text:tab/><text:tab/><text:tab/>&lt;/row&gt;</text:p>
      <text:p text:style-name="Code"><text:soft-page-break/><text:tab/><text:tab/><text:tab/><text:tab/><text:tab/><text:tab/>&lt;row&gt;</text:p>
      <text:p text:style-name="Code"><text:tab/><text:tab/><text:tab/><text:tab/><text:tab/><text:tab/><text:tab/>&lt;label id="c1" value="VB" /&gt;</text:p>
      <text:p text:style-name="Code"><text:tab/><text:tab/><text:tab/><text:tab/><text:tab/><text:tab/><text:tab/>&lt;decimalbox id="v1" value="10.2"</text:p>
      <text:p text:style-name="Code"><text:tab/><text:tab/><text:tab/><text:tab/><text:tab/><text:tab/><text:tab/><text:tab/>constraint="no empty" onChange="update(1)" /&gt;</text:p>
      <text:p text:style-name="Code"><text:tab/><text:tab/><text:tab/><text:tab/><text:tab/><text:tab/>&lt;/row&gt;</text:p>
      <text:p text:style-name="Code"><text:tab/><text:tab/><text:tab/><text:tab/><text:tab/><text:tab/>&lt;row&gt;</text:p>
      <text:p text:style-name="Code"><text:tab/><text:tab/><text:tab/><text:tab/><text:tab/><text:tab/><text:tab/>&lt;label id="c2" value="Java" /&gt;</text:p>
      <text:p text:style-name="Code"><text:tab/><text:tab/><text:tab/><text:tab/><text:tab/><text:tab/><text:tab/>&lt;decimalbox id="v2" value="40.4"</text:p>
      <text:p text:style-name="Code"><text:tab/><text:tab/><text:tab/><text:tab/><text:tab/><text:tab/><text:tab/><text:tab/>constraint="no empty" onChange="update(2)" /&gt;</text:p>
      <text:p text:style-name="Code"><text:tab/><text:tab/><text:tab/><text:tab/><text:tab/><text:tab/>&lt;/row&gt;</text:p>
      <text:p text:style-name="Code"><text:tab/><text:tab/><text:tab/><text:tab/><text:tab/><text:tab/>&lt;row&gt;</text:p>
      <text:p text:style-name="Code"><text:tab/><text:tab/><text:tab/><text:tab/><text:tab/><text:tab/><text:tab/>&lt;label id="c3" value="PHP" /&gt;</text:p>
      <text:p text:style-name="Code"><text:tab/><text:tab/><text:tab/><text:tab/><text:tab/><text:tab/><text:tab/>&lt;decimalbox id="v3" value="28.2"</text:p>
      <text:p text:style-name="Code"><text:tab/><text:tab/><text:tab/><text:tab/><text:tab/><text:tab/><text:tab/><text:tab/>constraint="no empty" onChange="update(3)" /&gt;</text:p>
      <text:p text:style-name="Code"><text:tab/><text:tab/><text:tab/><text:tab/><text:tab/><text:tab/>&lt;/row&gt;</text:p>
      <text:p text:style-name="Code"><text:tab/><text:tab/><text:tab/><text:tab/><text:tab/>&lt;/rows&gt;</text:p>
      <text:p text:style-name="Code"><text:tab/><text:tab/><text:tab/><text:tab/>&lt;/grid&gt;</text:p>
      <text:p text:style-name="Code"><text:tab/><text:tab/><text:tab/>&lt;/panelchildren&gt;</text:p>
      <text:p text:style-name="Code"><text:tab/><text:tab/>&lt;/panel&gt;</text:p>
      <text:p text:style-name="Code"><text:tab/><text:tab/>&lt;panel border="normal"&gt;</text:p>
      <text:p text:style-name="Code"><text:tab/><text:tab/><text:tab/>&lt;panelchildren&gt;</text:p>
      <text:p text:style-name="Code"><text:tab/><text:tab/><text:tab/><text:tab/>&lt;checkbox label="3D Chart" checked="true"</text:p>
      <text:p text:style-name="Code"><text:tab/><text:tab/><text:tab/><text:tab/><text:tab/>onCheck="mychart.setThreeD(self.isChecked())" /&gt;</text:p>
      <text:p text:style-name="Code"><text:tab/><text:tab/><text:tab/><text:tab/>&lt;chart id="mychart" title="Pie Chart Demo" width="320px"</text:p>
      <text:p text:style-name="Code"><text:tab/><text:tab/><text:tab/><text:tab/><text:tab/>type="pie" threeD="true" fgAlpha="128"&gt;</text:p>
      <text:p text:style-name="Code"><text:tab/><text:tab/><text:tab/><text:tab/><text:tab/>&lt;attribute name="onClick"&gt;</text:p>
      <text:p text:style-name="Code"><text:tab/><text:tab/><text:tab/><text:tab/><text:tab/><text:tab/><text:tab/>String areaid = event.getArea(); </text:p>
      <text:p text:style-name="Code"><text:tab/><text:tab/><text:tab/><text:tab/><text:tab/><text:tab/><text:tab/>if (areaid!= null) { </text:p>
      <text:p text:style-name="Code"><text:tab/><text:tab/><text:tab/><text:tab/><text:tab/><text:tab/><text:tab/>Area area = self.getFellow(areaid);</text:p>
      <text:p text:style-name="Code"><text:tab/><text:tab/><text:tab/><text:tab/><text:tab/><text:tab/><text:tab/>alert(""+area.getAttribute("entity")+":"+area.getTooltiptext());</text:p>
      <text:p text:style-name="Code"><text:tab/><text:tab/><text:tab/><text:tab/><text:tab/><text:tab/><text:tab/>}</text:p>
      <text:p text:style-name="Code"><text:tab/><text:tab/><text:tab/><text:tab/><text:tab/><text:tab/>&lt;/attribute&gt;</text:p>
      <text:p text:style-name="Code"><text:tab/><text:tab/><text:tab/><text:tab/><text:tab/>&lt;zscript&gt;</text:p>
      <text:p text:style-name="Code"><text:tab/><text:tab/><text:tab/><text:tab/><text:tab/><text:tab/><text:tab/>void update(int rowIndex) { </text:p>
      <text:p text:style-name="Code"><text:tab/><text:tab/><text:tab/><text:tab/><text:tab/><text:tab/><text:tab/>Label lb = (Label) self.getFellow("c"+rowIndex);</text:p>
      <text:p text:style-name="Code"><text:tab/><text:tab/><text:tab/><text:tab/><text:tab/><text:tab/><text:tab/>Decimalbox db = (Decimalbox)self.getFellow("v"+rowIndex);</text:p>
      <text:p text:style-name="Code"><text:tab/><text:tab/><text:tab/><text:tab/><text:tab/><text:tab/><text:tab/>model.setValue(lb.value, newDouble(db.getValue().doubleValue())); }</text:p>
      <text:p text:style-name="Code"><text:tab/><text:tab/><text:tab/><text:tab/><text:tab/><text:tab/><text:tab/>PieModel model = new SimplePieModel();</text:p>
      <text:p text:style-name="Code"><text:tab/><text:tab/><text:tab/><text:tab/><text:tab/><text:tab/><text:tab/>for(int j=0; j &amp;lt; 4; ++j) { update(j); }</text:p>
      <text:p text:style-name="Code"><text:tab/><text:tab/><text:tab/><text:tab/><text:tab/><text:tab/><text:tab/>mychart.setModel(model);</text:p>
      <text:p text:style-name="Code"><text:tab/><text:tab/><text:tab/><text:tab/><text:tab/><text:tab/>&lt;/zscript&gt;</text:p>
      <text:p text:style-name="Code"><text:tab/><text:tab/><text:tab/><text:tab/>&lt;/chart&gt;</text:p>
      <text:p text:style-name="Code"><text:tab/><text:tab/><text:tab/>&lt;/panelchildren&gt;</text:p>
      <text:p text:style-name="Code"><text:tab/><text:tab/>&lt;/panel&gt;</text:p>
      <text:p text:style-name="Code"><text:tab/>&lt;/columnchildren&gt;</text:p>
      <text:p text:style-name="Code">&lt;/columnlayout&gt;</text:p>
      <text:h text:style-name="P3" text:outline-level="4">Class Name</text:h>
      <text:p text:style-name="P9"><text:span text:style-name="Source_20_Text"><text:span text:style-name="T1">org.zkoss.zkex.zul.Columnchildren</text:span></text:span></text:p>
      <text:h text:style-name="P4" text:outline-level="4"><text:soft-page-break/>Supported Child Components</text:h>
      <text:p text:style-name="Text_20_body_20_indent_20_2"><text:a xlink:type="simple" xlink:href="../Panel.xml"><text:span text:style-name="Source_20_Text">Panel</text:span></text:a></text:p>
      <text:h text:style-name="P4" text:outline-level="4">Supported Events<text:tab/> </text:h>
      <text:p text:style-name="P10"><text:tab/>*None</text:p>
      <text:h text:style-name="P5" text:outline-level="4">Properties</text:h>
      <text:p text:style-name="P6"><text:tab/>*None</text:p>
      <text:h text:style-name="P4" text:outline-level="4">Methods</text:h>
      <table:table table:name="表格1" table:style-name="表格1">
        <table:table-column table:style-name="表格1.A"/>
        <table:table-column table:style-name="表格1.B"/>
        <table:table-column table:style-name="表格1.C"/>
        <table:table-header-rows>
          <table:table-row>
            <table:table-cell table:style-name="表格1.A1" office:value-type="string">
              <text:p text:style-name="Table_20_Heading">Name</text:p>
            </table:table-cell>
            <table:table-cell table:style-name="表格1.A1" office:value-type="string">
              <text:p text:style-name="Table_20_Heading">Description</text:p>
            </table:table-cell>
            <table:table-cell table:style-name="表格1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表格1.A2" office:value-type="string">
            <text:p text:style-name="P11"><text:span text:style-name="Component"><text:span text:style-name="T5">getMoldSclass() </text:span></text:span></text:p>
          </table:table-cell>
          <table:table-cell table:style-name="表格1.A2" office:value-type="string">
            <text:p text:style-name="Table_20_Contents"><text:span text:style-name="Component"/></text:p>
          </table:table-cell>
          <table:table-cell table:style-name="表格1.C2" office:value-type="string">
            <text:p text:style-name="P12"><text:span text:style-name="Component"><text:span text:style-name="T2">String</text:span></text:span></text:p>
          </table:table-cell>
        </table:table-row>
        <table:table-row>
          <table:table-cell table:style-name="表格1.A2" office:value-type="string">
            <text:p text:style-name="Text_20_body"><text:span text:style-name="Source_20_Text"><text:span text:style-name="T5">insertBefore(org.zkoss.zk.ui.Component child, org.zkoss.zk.ui.Component insertBefore)</text:span></text:span></text:p>
          </table:table-cell>
          <table:table-cell table:style-name="表格1.A2" office:value-type="string">
            <text:p text:style-name="Table_20_Contents"/>
          </table:table-cell>
          <table:table-cell table:style-name="表格1.C2" office:value-type="string">
            <text:p text:style-name="P13">boolean</text:p>
          </table:table-cell>
        </table:table-row>
        <table:table-row>
          <table:table-cell table:style-name="表格1.A2" office:value-type="string">
            <text:p text:style-name="Text_20_body"><text:span text:style-name="Source_20_Text"><text:span text:style-name="T5">setParent(org.zkoss.zk.ui.Component parent)</text:span></text:span></text:p>
          </table:table-cell>
          <table:table-cell table:style-name="表格1.A2" office:value-type="string">
            <text:p text:style-name="Text_20_body"/>
          </table:table-cell>
          <table:table-cell table:style-name="表格1.C2" office:value-type="string">
            <text:p text:style-name="P12"><text:span text:style-name="Source_20_Text">void</text:span></text:p>
          </table:table-cell>
        </table:table-row>
      </table:table>
      <text:p text:style-name="Text_20_body"/>
      <text:h text:style-name="P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7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8"><text:a xlink:type="simple" xlink:href="../XulElement.xml">org.zkoss.zul.impl.XulElement</text:a></text:p>
          </table:table-cell>
        </table:table-row>
        <table:table-row table:style-name="Table2.2">
          <table:table-cell table:style-name="Table2.A2" office:value-type="string">
            <text:p text:style-name="P8"><text:s/><text:a xlink:type="simple" xlink:href="../HtmlBasedComponent.xml">org.zkoss.zk.ui.HtmlBasedComponent</text:a> </text:p>
          </table:table-cell>
        </table:table-row>
        <table:table-row table:style-name="Table2.2">
          <table:table-cell table:style-name="Table2.A2" office:value-type="string">
            <text:p text:style-name="P8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2" svg:font-family="'Courier New'" style:font-adornments="斜體" style:font-family-generic="modern" style:font-pitch="fixed"/>
    <style:font-face style:name="Courier New3" svg:font-family="'Courier New'" style:font-adornments="標準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 style:page-number="auto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Variable" style:family="text">
      <style:text-properties fo:font-style="italic" style:font-style-asian="italic" style:font-style-complex="italic"/>
    </style:style>
    <style:style style:name="Component" style:family="text" style:parent-style-name="Variable">
      <style:text-properties style:font-name="Courier New2" fo:font-size="12pt" fo:font-style="normal" style:font-name-asian="Courier New3" style:font-size-asian="12pt" style:font-style-asian="normal" style:font-size-complex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08-27T17:20:11</meta:creation-date>
    <dc:creator>Flyworld Wu</dc:creator>
    <dc:date>2008-09-17T19:07:03</dc:date>
    <dc:language>en-US</dc:language>
    <meta:editing-cycles>99</meta:editing-cycles>
    <meta:editing-duration>PT5H23M3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3" meta:paragraph-count="99" meta:word-count="309" meta:character-count="2965"/>
  </office:meta>
</office:document-meta>
</file>